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E000003601D9433DFFA880168.png" manifest:media-type="image/png"/>
  <manifest:file-entry manifest:full-path="Pictures/100000010000070E000003E6A872C05EF763D9BE.png" manifest:media-type="image/png"/>
  <manifest:file-entry manifest:full-path="Pictures/100000010000070E0000048275B85A26B804B78E.png" manifest:media-type="image/png"/>
  <manifest:file-entry manifest:full-path="Pictures/100000010000070E00000482A286A2C7E8164005.png" manifest:media-type="image/png"/>
  <manifest:file-entry manifest:full-path="Pictures/100000010000070E00000482A8156AB65806C282.png" manifest:media-type="image/png"/>
  <manifest:file-entry manifest:full-path="Pictures/100000010000070E000004825B61E3B077548AA0.png" manifest:media-type="image/png"/>
  <manifest:file-entry manifest:full-path="Pictures/100000010000070E00000482AF4A2F06C1C90B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-0.8118in" fo:text-indent="0in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in" fo:margin-right="-0.8118in" fo:text-indent="0in" style:auto-text-indent="false" fo:break-before="page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0307in" svg:y="-0.7874in" svg:width="8.4992in" svg:height="5.4307in" draw:z-index="0"><draw:image xlink:href="Pictures/100000010000070E00000482AF4A2F06C1C90BB7.png" xlink:type="simple" xlink:show="embed" xlink:actuate="onLoad" draw:mime-type="image/png"/></draw:frame><draw:frame draw:style-name="fr1" draw:name="Image2" text:anchor-type="char" svg:x="-0.0311in" svg:y="3.4272in" svg:width="8.4992in" svg:height="5.4307in" draw:z-index="1"><draw:image xlink:href="Pictures/100000010000070E000004825B61E3B077548AA0.png" xlink:type="simple" xlink:show="embed" xlink:actuate="onLoad" draw:mime-type="image/png"/></draw:frame></text:p>
      <text:p text:style-name="P2"><draw:frame draw:style-name="fr1" draw:name="Image3" text:anchor-type="char" svg:x="-0.0307in" svg:y="-0.7693in" svg:width="8.4992in" svg:height="5.4307in" draw:z-index="2"><draw:image xlink:href="Pictures/100000010000070E00000482A8156AB65806C282.png" xlink:type="simple" xlink:show="embed" xlink:actuate="onLoad" draw:mime-type="image/png"/></draw:frame></text:p>
      <text:p text:style-name="P2"><draw:frame draw:style-name="fr1" draw:name="Image5" text:anchor-type="char" svg:x="-0.0311in" svg:y="4.7827in" svg:width="8.4992in" svg:height="5.4307in" draw:z-index="4"><draw:image xlink:href="Pictures/100000010000070E00000482A286A2C7E8164005.png" xlink:type="simple" xlink:show="embed" xlink:actuate="onLoad" draw:mime-type="image/png"/></draw:frame><draw:frame draw:style-name="fr1" draw:name="Image4" text:anchor-type="char" svg:x="-0.0307in" svg:y="-0.4984in" svg:width="8.4992in" svg:height="5.4307in" draw:z-index="3"><draw:image xlink:href="Pictures/100000010000070E0000048275B85A26B804B78E.png" xlink:type="simple" xlink:show="embed" xlink:actuate="onLoad" draw:mime-type="image/png"/></draw:frame></text:p>
      <text:p text:style-name="P2"><draw:frame draw:style-name="fr1" draw:name="Image6" text:anchor-type="char" svg:x="-0.0307in" svg:y="1.3957in" svg:width="8.4992in" svg:height="4.6965in" draw:z-index="5"><draw:image xlink:href="Pictures/100000010000070E000003E6A872C05EF763D9BE.png" xlink:type="simple" xlink:show="embed" xlink:actuate="onLoad" draw:mime-type="image/png"/></draw:frame><draw:frame draw:style-name="fr1" draw:name="Image7" text:anchor-type="char" svg:x="-0.2602in" svg:y="6.1465in" svg:width="8.4992in" svg:height="4.0661in" draw:z-index="6"><draw:image xlink:href="Pictures/100000010000070E000003601D9433DFFA8801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0311in" fo:margin-right="0.781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8:23:19.073027080</meta:creation-date>
    <dc:date>2022-09-15T08:27:12.354007678</dc:date>
    <meta:editing-duration>PT3M54S</meta:editing-duration>
    <meta:editing-cycles>1</meta:editing-cycles>
    <meta:document-statistic meta:table-count="0" meta:image-count="7" meta:object-count="0" meta:page-count="4" meta:paragraph-count="0" meta:word-count="0" meta:character-count="0" meta:non-whitespace-character-count="0"/>
    <meta:generator>LibreOffice/7.3.5.2$Linux_X86_64 LibreOffice_project/30$Build-2</meta:generator>
  </office:meta>
</office:document-meta>
</file>